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50pt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50pt" officeooo:rsid="00251fdc" officeooo:paragraph-rsid="00251fdc" style:font-size-asian="50pt" style:font-size-complex="50pt"/>
    </style:style>
    <style:style style:name="T1" style:family="text">
      <style:text-properties officeooo:rsid="00236e79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OKING FOR </text:p>
      <text:p text:style-name="P3">SOMETHING SPECIFIC?</text:p>
      <text:p text:style-name="P2"/>
      <text:p text:style-name="P3">TRY OUR ONLINE SPREADSHEET!</text:p>
      <text:p text:style-name="P3"><text:span text:style-name="T2">FEATURING “CTRL-F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DejaVu Sans" fo:font-size="30pt" officeooo:rsid="00236e79" officeooo:paragraph-rsid="00248197" style:font-size-asian="30pt" style:font-size-complex="30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IND THE LINK AT</text:p>
        <text:p text:style-name="MP1">https://shops.chem.wisc.edu/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0.4.2$Linux_X86_64 LibreOffice_project/00$Build-2</meta:generator>
    <dc:date>2021-06-23T16:47:11.381537821</dc:date>
    <meta:editing-duration>PT9M40S</meta:editing-duration>
    <meta:editing-cycles>8</meta:editing-cycles>
    <meta:document-statistic meta:table-count="0" meta:image-count="0" meta:object-count="0" meta:page-count="1" meta:paragraph-count="6" meta:word-count="15" meta:character-count="120" meta:non-whitespace-character-count="110"/>
  </office:meta>
</office:document-meta>
</file>